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H4</text:p>
          </table:table-cell>
          <table:table-cell office:value-type="string" calcext:value-type="string">
            <text:p>Acetone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46333333333333" calcext:value-type="float">
            <text:p>0.346333333333333</text:p>
          </table:table-cell>
          <table:table-cell office:value-type="float" office:value="13.29045" calcext:value-type="float">
            <text:p>13.29045</text:p>
          </table:table-cell>
          <table:table-cell office:value-type="float" office:value="13.8762" calcext:value-type="float">
            <text:p>13.87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95266666666667" calcext:value-type="float">
            <text:p>0.295266666666667</text:p>
          </table:table-cell>
          <table:table-cell office:value-type="float" office:value="12.27955" calcext:value-type="float">
            <text:p>12.27955</text:p>
          </table:table-cell>
          <table:table-cell office:value-type="float" office:value="17.2673" calcext:value-type="float">
            <text:p>17.26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74966666666667" calcext:value-type="float">
            <text:p>0.174966666666667</text:p>
          </table:table-cell>
          <table:table-cell office:value-type="float" office:value="10.36585" calcext:value-type="float">
            <text:p>10.36585</text:p>
          </table:table-cell>
          <table:table-cell office:value-type="float" office:value="19.06675" calcext:value-type="float">
            <text:p>19.066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760666666666667" calcext:value-type="float">
            <text:p>0.0760666666666667</text:p>
          </table:table-cell>
          <table:table-cell office:value-type="float" office:value="7.1437" calcext:value-type="float">
            <text:p>7.1437</text:p>
          </table:table-cell>
          <table:table-cell office:value-type="float" office:value="15.62575" calcext:value-type="float">
            <text:p>15.625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71333333333333" calcext:value-type="float">
            <text:p>0.0271333333333333</text:p>
          </table:table-cell>
          <table:table-cell office:value-type="float" office:value="3.49705" calcext:value-type="float">
            <text:p>3.49705</text:p>
          </table:table-cell>
          <table:table-cell office:value-type="float" office:value="7.6124" calcext:value-type="float">
            <text:p>7.61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83" calcext:value-type="float">
            <text:p>0.0083</text:p>
          </table:table-cell>
          <table:table-cell office:value-type="float" office:value="1.13065" calcext:value-type="float">
            <text:p>1.13065</text:p>
          </table:table-cell>
          <table:table-cell office:value-type="float" office:value="2.55335" calcext:value-type="float">
            <text:p>2.553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51333333333333" calcext:value-type="float">
            <text:p>0.0151333333333333</text:p>
          </table:table-cell>
          <table:table-cell office:value-type="float" office:value="0.34785" calcext:value-type="float">
            <text:p>0.34785</text:p>
          </table:table-cell>
          <table:table-cell office:value-type="float" office:value="0.6011" calcext:value-type="float">
            <text:p>0.60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17535" calcext:value-type="float">
            <text:p>0.175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394" calcext:value-type="float">
            <text:p>0.0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491666666666667" calcext:value-type="float">
            <text:p>0.049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852666666666667" calcext:value-type="float">
            <text:p>0.085266666666666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5:45:15.430850883</meta:creation-date>
    <dc:date>2022-12-22T15:07:29.733948936</dc:date>
    <meta:editing-duration>PT4M20S</meta:editing-duration>
    <meta:editing-cycles>3</meta:editing-cycles>
    <meta:generator>LibreOffice/7.4.3.2$Linux_X86_64 LibreOffice_project/40$Build-2</meta:generator>
    <meta:document-statistic meta:table-count="1" meta:cell-count="47" meta:object-count="0"/>
  </office:meta>
</office:document-meta>
</file>